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ietorakenteiden hajoitustyö</text:p>
      <text:p text:style-name="P1">Määrittelydokumentti</text:p>
      <text:p text:style-name="P1">Prim Vs Kruskal</text:p>
      <text:p text:style-name="P1">Herkko Virolainen</text:p>
      <text:p text:style-name="P1">20.5.2011</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Yleistä</text:h>
      <text:p text:style-name="Standard"/>
      <text:p text:style-name="Standard">Tarkoituksena on luoda sovellus, joka testaa kumpi kahdesta verkkoalgoritmista on nopeampi. Vertailtavina algoritmeina on Primin ja Kruskalin pienimmän virittävän puun algoritmit. Kruskalista <text:s/>luodaan kaksi eri versiota, joista toinen käyttää Union Findia ja toinen pelkkää listaa.</text:p>
      <text:p text:style-name="Standard"/>
      <text:h text:style-name="Heading_20_3" text:outline-level="3">Mitä ohjelman on tarkoitus tehdä</text:h>
      <text:p text:style-name="Standard">Ohjelmalle voidaan antaa itse syötteitä tai käyttää testisyötteitä. Itse syötteitä annettaessa algoritmien erot eivät välttämättä kovin helposti tule esiin, koska syötteistä ei jaksa tehdä riittävän isoja. Ohjelma ottaa aikaa kuinka nopeasti algoritmit tuottivat tulokset.</text:p>
      <text:p text:style-name="Standard"/>
      <text:p text:style-name="Standard">Prim toimii ajassa O(|E| log |V|) </text:p>
      <text:p text:style-name="Standard">Kruskalin toimii ajassa <text:s/>O(|E| log |E| + |V|^2) ja jos sitä viritetään vielä union-find rakenteella, niin saadaan puristettua vielä V^2 pois.</text:p>
      <text:p text:style-name="Standard">Molemmissa algoritmeissa kaarten määrä dominoi aikavaativuutta ja tehtävänannon perusteella verkot joissa V&gt;E eivät ole mielekkäitä, joten rajoitutaan tarkastelemaan verkkoja joissa korkeintaan |V|=|E| ja |E| &lt;miljoona. Toki jos tuntuu että ohjelma jaksaa laskea isommankin syötteen järkevässä ajassa ja sellainen saadaan generoitua helposti, niin se voidaan liittää mukaan.</text:p>
      <text:p text:style-name="Standard"/>
      <text:p text:style-name="Standard"/>
      <text:h text:style-name="Heading_20_3" text:outline-level="3">Mitä tietorakenteita on tarkoitus käyttää</text:h>
      <text:p text:style-name="Standard">Molemmissa algoritmeissa tarvitaan minimikekoa, joten se tehdään yhteiskäyttöiseksi molemmille algoritmeille. Verkkojen kaarten kuvaamiseen luodaan luokka niin että kaari on aina oli, jotta kaaripainojen vertailu yms olisi mahdollisimman helppoa. <text:s/>Kruskalia varten tarvitaan vielä toinen tietorakenne eli Union-Find, joka toteutetaan lisän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kko </meta:initial-creator>
    <meta:creation-date>2011-05-18T12:40:28</meta:creation-date>
    <dc:date>2011-05-20T13:42:16</dc:date>
    <dc:creator>Herkko </dc:creator>
    <meta:editing-duration>PT09H07M13S</meta:editing-duration>
    <meta:editing-cycles>5</meta:editing-cycles>
    <meta:generator>OpenOffice.org/3.2$Linux OpenOffice.org_project/320m12$Build-9483</meta:generator>
    <meta:document-statistic meta:table-count="0" meta:image-count="0" meta:object-count="0" meta:page-count="2" meta:paragraph-count="14" meta:word-count="206" meta:character-count="1612"/>
  </office:meta>
</office:document-meta>
</file>